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600000132F4CBE0818E794DE7.png" manifest:media-type="image/png"/>
  <manifest:file-entry manifest:full-path="Pictures/1000000000000398000002C3761A4EDF14041F2F.png" manifest:media-type="image/png"/>
  <manifest:file-entry manifest:full-path="Pictures/100000000000039E000002FE1B262011C9CC5037.png" manifest:media-type="image/png"/>
  <manifest:file-entry manifest:full-path="Pictures/100000000000035E000002FFE9204B5F07F7793F.png" manifest:media-type="image/png"/>
  <manifest:file-entry manifest:full-path="Pictures/10000000000003A0000001D2F0FE2374BB688846.png" manifest:media-type="image/png"/>
  <manifest:file-entry manifest:full-path="Pictures/10000000000003A30000036B68E49CF41F1F182E.png" manifest:media-type="image/png"/>
  <manifest:file-entry manifest:full-path="Pictures/1000000000000304000001A62EF27420332AE3AC.png" manifest:media-type="image/png"/>
  <manifest:file-entry manifest:full-path="Pictures/100000000000034A0000016B31AD7C621028CE3A.png" manifest:media-type="image/png"/>
  <manifest:file-entry manifest:full-path="Pictures/10000000000003D2000002A286A9C31F6B57077C.png" manifest:media-type="image/png"/>
  <manifest:file-entry manifest:full-path="Pictures/10000000000002E700000101AD233A21D5084D37.png" manifest:media-type="image/png"/>
  <manifest:file-entry manifest:full-path="Pictures/1000000000000361000002F551ABC907B8B2E0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dd2" officeooo:paragraph-rsid="00054dd2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3333" draw:marker-start-width="0.432cm" draw:marker-end-width="0.432cm" draw:fill="none" draw:textarea-horizontal-align="justify" draw:textarea-vertical-align="middle" draw:auto-grow-height="false" fo:min-height="1.909cm" fo:min-width="13.43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15.125cm" draw:z-index="0"><draw:image xlink:href="Pictures/100000000000035E000002FFE9204B5F07F7793F.png" xlink:type="simple" xlink:show="embed" xlink:actuate="onLoad"/></draw:frame></text:p>
      <text:p text:style-name="Standard"><draw:frame draw:style-name="fr1" draw:name="图像2" text:anchor-type="paragraph" svg:width="17cm" svg:height="8.535cm" draw:z-index="1"><draw:image xlink:href="Pictures/10000000000003A0000001D2F0FE2374BB688846.png" xlink:type="simple" xlink:show="embed" xlink:actuate="onLoad"/></draw:frame></text:p>
      <text:p text:style-name="Standard"/>
      <text:p text:style-name="Standard"/>
      <text:p text:style-name="Standard"><draw:frame draw:style-name="fr1" draw:name="图像3" text:anchor-type="paragraph" svg:width="17cm" svg:height="13.063cm" draw:z-index="2"><draw:image xlink:href="Pictures/1000000000000398000002C3761A4EDF14041F2F.png" xlink:type="simple" xlink:show="embed" xlink:actuate="onLoad"/></draw:frame><text:soft-page-break/></text:p>
      <text:p text:style-name="Standard"/>
      <text:p text:style-name="Standard"><draw:frame draw:style-name="fr1" draw:name="图像4" text:anchor-type="paragraph" svg:width="17cm" svg:height="5.87cm" draw:z-index="3"><draw:image xlink:href="Pictures/100000000000037600000132F4CBE0818E794DE7.png" xlink:type="simple" xlink:show="embed" xlink:actuate="onLoad"/></draw:frame></text:p>
      <text:p text:style-name="P1">Result <text:s/>随便定义</text:p>
      <text:p text:style-name="P1"/>
      <text:p text:style-name="P1"/>
      <text:p text:style-name="P1"><draw:frame draw:style-name="fr2" draw:name="图像5" text:anchor-type="paragraph" svg:width="17cm" svg:height="15.977cm" draw:z-index="4"><draw:image xlink:href="Pictures/10000000000003A30000036B68E49CF41F1F182E.png" xlink:type="simple" xlink:show="embed" xlink:actuate="onLoad"/></draw:frame><text:soft-page-break/></text:p>
      <text:p text:style-name="P1"/>
      <text:p text:style-name="P1"><draw:frame draw:style-name="fr3" draw:name="图像6" text:anchor-type="paragraph" svg:width="17cm" svg:height="14.062cm" draw:z-index="5"><draw:image xlink:href="Pictures/100000000000039E000002FE1B262011C9CC5037.png" xlink:type="simple" xlink:show="embed" xlink:actuate="onLoad"/></draw:frame><draw:custom-shape text:anchor-type="paragraph" draw:z-index="7" draw:name="形状1" draw:style-name="gr1" draw:text-style-name="P2" svg:width="13.438cm" svg:height="1.909cm" svg:x="0.318cm" svg:y="3.609cm"><text:p/><draw:enhanced-geometry svg:viewBox="0 0 21600 21600" draw:type="rectangle" draw:enhanced-path="M 0 0 L 21600 0 21600 21600 0 21600 0 0 Z N"/></draw:custom-shape><text:soft-page-break/></text:p>
      <text:p text:style-name="P1"/>
      <text:p text:style-name="P1"><draw:frame draw:style-name="fr1" draw:name="图像7" text:anchor-type="paragraph" svg:width="17cm" svg:height="9.292cm" draw:z-index="6"><draw:image xlink:href="Pictures/1000000000000304000001A62EF27420332AE3AC.png" xlink:type="simple" xlink:show="embed" xlink:actuate="onLoad"/></draw:frame></text:p>
      <text:p text:style-name="P1"/>
      <text:p text:style-name="P1"><text:soft-page-break/></text:p>
      <text:p text:style-name="P1"><draw:frame draw:style-name="fr1" draw:name="图像8" text:anchor-type="paragraph" svg:width="17cm" svg:height="11.716cm" draw:z-index="8"><draw:image xlink:href="Pictures/10000000000003D2000002A286A9C31F6B57077C.png" xlink:type="simple" xlink:show="embed" xlink:actuate="onLoad"/></draw:frame></text:p>
      <text:p text:style-name="P1"><draw:frame draw:style-name="fr1" draw:name="图像9" text:anchor-type="paragraph" svg:width="17cm" svg:height="7.329cm" draw:z-index="9"><draw:image xlink:href="Pictures/100000000000034A0000016B31AD7C621028CE3A.png" xlink:type="simple" xlink:show="embed" xlink:actuate="onLoad"/></draw:frame><draw:frame draw:style-name="fr4" draw:name="图像10" text:anchor-type="paragraph" svg:x="0.123cm" svg:y="7.348cm" svg:width="8.756cm" svg:height="7.662cm" draw:z-index="10"><draw:image xlink:href="Pictures/1000000000000361000002F551ABC907B8B2E0F1.png" xlink:type="simple" xlink:show="embed" xlink:actuate="onLoad"/></draw:frame></text:p>
      <text:p text:style-name="P1">代码：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12" draw:name="形状2" draw:style-name="gr2" draw:text-style-name="P3" svg:width="3.513cm" svg:height="0cm" svg:x="1.187cm" svg:y="1.753cm" svg:viewBox="0 0 3514 1" svg:d="M0 1c326 0 654 0 982 0 426 0 856 0 1285 0 299 0 605-2 908 0h282 57"><text:p/></draw:path><draw:path text:anchor-type="paragraph" draw:z-index="13" draw:name="形状3" draw:style-name="gr2" draw:text-style-name="P3" svg:width="3.835cm" svg:height="0.063cm" svg:x="1.148cm" svg:y="2.017cm" svg:viewBox="0 0 3836 64" svg:d="M0 1c302-9 605 42 907 56 312 16 629 0 945 0h1739 189 56"><text:p/></draw:path><draw:path text:anchor-type="paragraph" draw:z-index="14" draw:name="形状4" draw:style-name="gr2" draw:text-style-name="P3" svg:width="3.458cm" svg:height="0cm" svg:x="1.148cm" svg:y="2.169cm" svg:viewBox="0 0 3459 1" svg:d="M0 1c220 0 441 0 661 0 851 0 1701-2 2553 0h206 39"><text:p/></draw:path><draw:path text:anchor-type="paragraph" draw:z-index="15" draw:name="形状5" draw:style-name="gr2" draw:text-style-name="P3" svg:width="2.929cm" svg:height="0.095cm" svg:x="1.393cm" svg:y="1.62cm" svg:viewBox="0 0 2930 96" svg:d="M0 1c233 0 466 0 700 0 265 0 529 7 794 0 480-12 956 88 1436 95"><text:p/></draw:path></text:p>
      <text:p text:style-name="P1"><draw:frame draw:style-name="fr4" draw:name="图像11" text:anchor-type="paragraph" svg:x="-0.072cm" svg:y="0.319cm" svg:width="10.042cm" svg:height="3.473cm" draw:z-index="11"><draw:image xlink:href="Pictures/10000000000002E700000101AD233A21D5084D3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3:56:17.301808830</meta:creation-date>
    <meta:generator>LibreOffice/5.1.6.2$Linux_X86_64 LibreOffice_project/10m0$Build-2</meta:generator>
    <dc:date>2018-03-21T00:48:47.622988598</dc:date>
    <meta:editing-duration>PT10M16S</meta:editing-duration>
    <meta:editing-cycles>1</meta:editing-cycles>
    <meta:document-statistic meta:table-count="0" meta:image-count="11" meta:object-count="0" meta:page-count="6" meta:paragraph-count="2" meta:word-count="8" meta:character-count="15" meta:non-whitespace-character-count="13"/>
  </office:meta>
</office:document-meta>
</file>